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ee" draw:textarea-horizontal-align="justify" draw:textarea-vertical-align="middle" draw:auto-grow-height="false" fo:min-height="4.262cm" fo:min-width="25.212cm"/>
    </style:style>
    <style:style style:name="gr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.5cm" fo:min-width="2.601cm"/>
    </style:style>
    <style:style style:name="gr3" style:family="graphic" style:parent-style-name="objectwithoutfill">
      <style:graphic-properties draw:marker-end="Arrow" draw:marker-end-width="0.3cm" draw:fill="none" draw:fill-color="#00cc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9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0.504cm"/>
    </style:style>
    <style:style style:name="gr6" style:family="graphic" style:parent-style-name="standard">
      <style:graphic-properties draw:fill="solid" draw:fill-color="#336699" draw:textarea-horizontal-align="justify" draw:textarea-vertical-align="middle" draw:auto-grow-height="false" fo:min-height="1.45cm" fo:min-width="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9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6.593cm"/>
    </style:style>
    <style:style style:name="gr9" style:family="graphic" style:parent-style-name="standard">
      <style:graphic-properties svg:stroke-color="#000000" draw:fill="none" draw:fill-color="#00cc00" draw:textarea-horizontal-align="justify" draw:textarea-vertical-align="middle" draw:auto-grow-height="false" fo:min-height="3.05cm" fo:min-width="7cm"/>
    </style:style>
    <style:style style:name="gr10" style:family="graphic" style:parent-style-name="standard">
      <style:graphic-properties draw:stroke="none" draw:stroke-dash="Dashed_20__28_var_29__20_4" svg:stroke-width="0cm" svg:stroke-color="#3465a4" draw:marker-start="" draw:marker-start-center="false" draw:marker-end="" draw:marker-end-center="false" svg:stroke-opacity="100%" draw:stroke-linejoin="round" svg:stroke-linecap="butt" draw:fill="solid" draw:fill-color="#00cc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stroke-dash="Dashed_20__28_var_29__20_4" svg:stroke-width="0cm" svg:stroke-color="#3465a4" draw:marker-start-center="false" draw:marker-end-center="false" svg:stroke-opacity="100%" draw:stroke-linejoin="round" svg:stroke-linecap="butt" draw:fill="solid" draw:fill-color="#00cc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35%" dr3d:depth="0.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1c1c1c" dr3d:specular-color="#009900" dr3d:shininess="20%" dr3d:shadow="hidden"/>
    </style:style>
    <style:style style:name="gr12" style:family="graphic" style:parent-style-name="standard">
      <style:graphic-properties draw:stroke="none" draw:stroke-dash="Dashed_20__28_var_29__20_4" svg:stroke-width="0cm" svg:stroke-color="#3465a4" draw:marker-start-width="0cm" draw:marker-start-center="false" draw:marker-end-width="0cm" draw:marker-end-center="false" svg:stroke-opacity="100%" draw:stroke-linejoin="round" svg:stroke-linecap="butt" draw:fill="solid" draw:fill-color="#00cc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35%" dr3d:depth="0.5cm" dr3d:backface-culling="enabled" dr3d:close-front="false" dr3d:close-back="false" dr3d:normals-kind="object" dr3d:normals-direction="inverse" dr3d:texture-generation-mode-x="parallel" dr3d:texture-generation-mode-y="parallel" dr3d:texture-filter="enabled" dr3d:diffuse-color="#00b8ff" dr3d:emissive-color="#1c1c1c" dr3d:specular-color="#009900" dr3d:shininess="20%" dr3d:shadow="hidden"/>
    </style:style>
    <style:style style:name="gr13" style:family="graphic" style:parent-style-name="standard">
      <style:graphic-properties svg:stroke-width="0.05cm" svg:stroke-color="#006600" draw:marker-start-width="0.275cm" draw:marker-end-width="0.275cm" draw:fill="none" draw:fill-color="#00cc00" draw:textarea-horizontal-align="justify" draw:textarea-vertical-align="middle" draw:auto-grow-height="false" fo:min-height="3.4cm" fo:min-width="10.5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4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0.5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9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6cm" fo:min-width="6.5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4.61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3.318cm"/>
    </style:style>
    <style:style style:name="P1" style:family="paragraph">
      <style:paragraph-properties fo:text-align="center"/>
    </style:style>
    <style:style style:name="P2" style:family="paragraph">
      <loext:graphic-properties draw:fill-color="#ffffe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Droid Sans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00cc00"/>
      <style:paragraph-properties fo:text-align="center"/>
    </style:style>
    <style:style style:name="P5" style:family="paragraph">
      <loext:graphic-properties draw:fill="none" draw:fill-color="#ffffff"/>
      <style:text-properties style:font-name="Droid Sans" fo:font-size="15pt" style:font-size-asian="15pt" style:font-size-complex="15pt"/>
    </style:style>
    <style:style style:name="P6" style:family="paragraph">
      <style:text-properties fo:color="#8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800000" style:font-name="Droid Sans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 draw:fill-color="#336699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loext:graphic-properties draw:fill="none" draw:fill-color="#ffffff"/>
      <style:text-properties fo:color="#00cc00"/>
    </style:style>
    <style:style style:name="P11" style:family="paragraph">
      <loext:graphic-properties draw:fill="none" draw:fill-color="#ffffff"/>
      <style:text-properties style:font-name="Droid Sans" fo:font-size="15pt" fo:font-weight="bold" style:font-size-asian="15pt" style:font-weight-asian="bold" style:font-size-complex="15pt" style:font-weight-complex="bold"/>
    </style:style>
    <style:style style:name="P12" style:family="paragraph">
      <style:text-properties fo:color="#800000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color="#800000" style:font-name="Droid Sans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800000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800000" style:font-name="Droid Sans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Droid Sans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Droid Sans" fo:font-size="15pt" style:font-size-asian="15pt" style:font-size-complex="15pt"/>
    </style:style>
    <style:style style:name="T4" style:family="text">
      <style:text-properties fo:color="#800000" style:font-name="Droid Sans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800000" style:font-name="Droid Sans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0000" style:font-name="Droid Sans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9900" style:font-name="Droid Sans" fo:font-size="4pt" style:font-size-asian="4pt" style:font-size-complex="4pt"/>
    </style:style>
    <style:style style:name="T9" style:family="text">
      <style:text-properties fo:color="#009900" style:font-name="Droid Sans" fo:font-size="15pt" style:font-size-asian="15pt" style:font-size-complex="15pt"/>
    </style:style>
    <style:style style:name="T10" style:family="text">
      <style:text-properties fo:color="#00cc00" style:font-name="Droid Sans" fo:font-size="15pt" style:font-size-asian="15pt" style:font-size-complex="15pt"/>
    </style:style>
    <style:style style:name="T11" style:family="text">
      <style:text-properties fo:color="#666666" style:font-name="Droid Sans" fo:font-size="15pt" style:font-size-asian="15pt" style:font-size-complex="15pt"/>
    </style:style>
    <style:style style:name="T12" style:family="text">
      <style:text-properties fo:color="#009900" style:font-name="Droid Sans" fo:font-size="15pt" style:text-underline-style="none" fo:font-weight="bold" style:font-size-asian="15pt" style:font-weight-asian="bold" style:font-size-complex="15pt" style:font-weight-complex="bold"/>
    </style:style>
    <style:style style:name="T13" style:family="text">
      <style:text-properties style:font-name="Droid Sans" fo:font-size="6pt" fo:font-weight="bold" style:font-size-asian="6pt" style:font-weight-asian="bold" style:font-size-complex="6pt" style:font-weight-complex="bold"/>
    </style:style>
    <style:style style:name="T14" style:family="text">
      <style:text-properties fo:color="#000000" style:font-name="Droid Sans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ff0000" style:font-name="Droid San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MT" fo:font-size="15pt" fo:font-style="normal" fo:text-shadow="none" style:text-underline-style="none" fo:font-weight="normal" style:letter-kerning="true" style:font-name-asian="ArialMT" style:font-size-asian="15pt" style:font-style-asian="normal" style:font-weight-asian="normal" style:font-name-complex="ArialMT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style:font-name="Droid Sans" fo:font-size="15pt" style:font-size-asian="15pt" style:font-size-complex="15pt"/>
    </style:style>
    <style:style style:name="T18" style:family="text">
      <style:text-properties fo:color="#800000" style:font-name="Droid San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2cm" svg:height="5cm" svg:x="6.8cm" svg:y="3.4cm">
          <text:p text:style-name="P1"><text:span text:style-name="T1">LINK MODU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cm" svg:height="4.4cm" svg:x="8cm" svg:y="9.6cm">
          <text:p text:style-name="P1"><text:span text:style-name="T2">IRM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9.5cm" svg:y1="19.8cm" svg:x2="9.5cm" svg:y2="22.5cm">
          <text:p/>
        </draw:line>
        <draw:frame draw:style-name="gr4" draw:text-style-name="P5" draw:layer="layout" svg:width="3.495cm" svg:height="0.865cm" svg:x="6.7cm" svg:y="1.835cm">
          <draw:text-box>
            <text:p><text:span text:style-name="T3">value = “foo”</text:span></text:p>
          </draw:text-box>
        </draw:frame>
        <draw:frame draw:style-name="gr5" draw:text-style-name="P7" xml:id="id4" draw:id="id4" draw:layer="layout" svg:width="11.004cm" svg:height="0.882cm" svg:x="8.781cm" svg:y="7.335cm">
          <draw:text-box>
            <text:p text:style-name="P6"><text:span text:style-name="T4">key = SHA1(</text:span><text:span text:style-name="T5">Enc(“foo”)</text:span><text:span text:style-name="T4">) = 0beec7b5...</text:span></text:p>
          </draw:text-box>
        </draw:frame>
        <draw:line draw:style-name="gr3" draw:text-style-name="P4" draw:layer="layout" svg:x1="8.5cm" svg:y1="2.7cm" svg:x2="8.5cm" svg:y2="9.9cm">
          <text:p/>
        </draw:line>
        <draw:line draw:style-name="gr3" draw:text-style-name="P4" draw:layer="layout" svg:x1="10.4cm" svg:y1="9.6cm" svg:x2="10.4cm" svg:y2="8.4cm">
          <text:p/>
        </draw:line>
        <draw:custom-shape draw:style-name="gr6" draw:text-style-name="P8" draw:layer="layout" svg:width="7.5cm" svg:height="1.7cm" svg:x="5.9cm" svg:y="22.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535cm" svg:height="1.427cm" svg:x="6.4cm" svg:y="22.673cm">
          <draw:text-box>
            <text:p text:style-name="P1"><text:span text:style-name="T6">PERSISTENT STORAGE</text:span><text:span text:style-name="T6"><text:line-break/></text:span><text:span text:style-name="T6">BACKEND</text:span></text:p>
          </draw:text-box>
        </draw:frame>
        <draw:frame draw:style-name="gr8" draw:text-style-name="P10" draw:layer="layout" svg:width="7.178cm" svg:height="2.872cm" svg:x="6.1cm" svg:y="24.435cm">
          <draw:text-box>
            <text:p><text:span text:style-name="T7">KEY <text:s text:c="18"/>VALUE</text:span><text:span text:style-name="T7"><text:line-break/></text:span><text:span text:style-name="T8"><text:line-break/></text:span><text:span text:style-name="T9">0beec7b5... <text:s text:c="4"/>“48705a4c...”</text:span><text:span text:style-name="T10"><text:line-break/></text:span><text:span text:style-name="T11">3a652a0b... <text:s text:c="4"/>“6e7ea43a...”</text:span><text:span text:style-name="T11"><text:line-break/></text:span><text:span text:style-name="T11">63a6825d.. <text:s text:c="5"/>“d3427835...”</text:span></text:p>
          </draw:text-box>
        </draw:frame>
        <draw:custom-shape draw:style-name="gr9" draw:text-style-name="P4" draw:layer="layout" svg:width="7.5cm" svg:height="3.3cm" svg:x="5.9cm" svg:y="24.2cm">
          <text:p/>
          <draw:enhanced-geometry svg:viewBox="0 0 21600 21600" draw:type="rectangle" draw:enhanced-path="M 0 0 L 21600 0 21600 21600 0 21600 0 0 Z N"/>
        </draw:custom-shape>
        <dr3d:scene draw:style-name="gr10" svg:width="2.2cm" svg:height="2.301cm" svg:x="5.8cm" svg:y="16.799cm" dr3d:transform="matrix (-0.817912592149083 -0.0405867735276718 0.573909143870877 -0.202330902186111 0.954082601677997 -0.220881405274192 -0.53859186553878 -0.296781237597592 -0.788568132367467 0.740614687339594cm 16.5135647671721cm -6.31984074442377cm)" dr3d:vrp="(0 0 84020)" dr3d:vpn="(0 0 56020)" dr3d:projection="perspective" dr3d:distance="28cm" dr3d:focal-length="70cm" dr3d:shadow-slant="30" dr3d:shade-mode="gouraud" dr3d:ambient-color="#333333" dr3d:lighting-mode="false">
          <dr3d:light dr3d:diffuse-color="#66cc00" dr3d:direction="(0.229146698607017 0.710362164651008 0.665490334678002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500 -18401 2801 2801" svg:d="M5373-15859l668-668v-946l-668-668h-946l-668 668v946l668 668zM3500-15600zM6301-18401z"/>
          <dr3d:extrude draw:style-name="gr11" draw:layer="layout" svg:viewBox="3500 -18401 2801 2801" svg:d="M5480-15600l820-820-259-107-668 668zM4320-18400l-820 820 259 107 668-668zM3500-15600zM6301-18401z"/>
          <dr3d:extrude draw:style-name="gr12" draw:layer="layout" svg:viewBox="3500 -18401 2801 2801" svg:d="M5480-15600l820-820.000000000004-259-106.999999999996-667.999999999999 668zM4320-18400l-820 820 259 107 667.999999999999-668zM3500-15600zM6301-18401z"/>
          <dr3d:extrude draw:style-name="gr11" draw:layer="layout" svg:viewBox="3500 -18401 2801 2801" svg:d="M6300-16420v-1160l-259 107v946zM5480-18400h-1160l107 259h946zM3500-15600zM6301-18401z"/>
          <dr3d:extrude draw:style-name="gr12" draw:layer="layout" svg:viewBox="3500 -18401 2801 2801" svg:d="M6300-16420v-1160l-259 107v946zM5480-18400h-1160l106.999999999999 259h946.000000000001zM3500-15600zM6301-18401z"/>
          <dr3d:extrude draw:style-name="gr11" draw:layer="layout" svg:viewBox="3500 -18401 2801 2801" svg:d="M6300-17580l-820-820-107 259 668 668zM3500-15600zM6301-18401z"/>
          <dr3d:extrude draw:style-name="gr12" draw:layer="layout" svg:viewBox="3500 -18401 2801 2801" svg:d="M6300-17580l-820-820-106.999999999999 259 667.999999999999 668zM3500-15600zM6301-18401z"/>
          <dr3d:extrude draw:style-name="gr11" draw:layer="layout" svg:viewBox="3500 -18401 2801 2801" svg:d="M3500-17580v1160l259-107v-946zM4320-15600h1160l-107-259h-946zM3500-15600zM6301-18401z"/>
          <dr3d:extrude draw:style-name="gr12" draw:layer="layout" svg:viewBox="3500 -18401 2801 2801" svg:d="M3500-17580v1160l259-106.999999999996v-946zM4320-15600h1160l-106.999999999999-259h-946.000000000001zM3500-15600zM6301-18401z"/>
          <dr3d:extrude draw:style-name="gr11" draw:layer="layout" svg:viewBox="3500 -18401 2801 2801" svg:d="M3500-16420l820 820 107-259-668-668zM3500-15600zM6301-18401z"/>
          <dr3d:extrude draw:style-name="gr12" draw:layer="layout" svg:viewBox="3500 -18401 2801 2801" svg:d="M3500-16420l820 820.000000000004 106.999999999999-259-667.999999999999-668zM3500-15600zM6301-18401z"/>
        </dr3d:scene>
        <draw:custom-shape draw:style-name="gr13" draw:text-style-name="P4" draw:layer="layout" svg:width="11.1cm" svg:height="3.7cm" svg:x="4cm" svg:y="16.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5.112cm" svg:height="3.227cm" svg:x="8.2cm" svg:y="16.4cm">
          <draw:text-box>
            <text:p><text:span text:style-name="T12">KRYPTO MODULE</text:span><text:span text:style-name="T12"><text:line-break/></text:span><text:span text:style-name="T13"><text:line-break/></text:span><text:span text:style-name="T14">Cipher: AES</text:span><text:span text:style-name="T14"><text:line-break/></text:span><text:span text:style-name="T14">Mode : CTR</text:span><text:span text:style-name="T14"><text:line-break/></text:span><text:span text:style-name="T15">Key : “BOB”</text:span><text:span text:style-name="T14"><text:line-break/></text:span><text:span text:style-name="T14">CTR : SHA-1(“foo”)</text:span></text:p>
          </draw:text-box>
        </draw:frame>
        <draw:line draw:style-name="gr3" draw:text-style-name="P4" draw:layer="layout" svg:x1="9.5cm" svg:y1="14cm" svg:x2="9.5cm" svg:y2="16.1cm">
          <text:p/>
        </draw:line>
        <draw:custom-shape draw:style-name="gr2" draw:text-style-name="P3" xml:id="id2" draw:id="id2" draw:layer="layout" svg:width="3.1cm" svg:height="4.4cm" svg:x="24.588cm" svg:y="9.6cm">
          <text:p text:style-name="P1"><text:span text:style-name="T2">IRM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26.088cm" svg:y1="19.8cm" svg:x2="26.088cm" svg:y2="22.5cm">
          <text:p/>
        </draw:line>
        <draw:frame draw:style-name="gr4" draw:text-style-name="P5" xml:id="id1" draw:id="id1" draw:layer="layout" svg:width="3.495cm" svg:height="0.865cm" svg:x="29.388cm" svg:y="1.835cm">
          <draw:text-box>
            <text:p><text:span text:style-name="T3">value = “foo”</text:span></text:p>
          </draw:text-box>
        </draw:frame>
        <draw:frame draw:style-name="gr15" draw:text-style-name="P13" xml:id="id5" draw:id="id5" draw:layer="layout" svg:width="11.005cm" svg:height="0.882cm" svg:x="21.369cm" svg:y="7.335cm">
          <draw:text-box>
            <text:p text:style-name="P12"><text:span text:style-name="T5">key = SHA1(Enc(“foo”)) = 81cfac3a1...</text:span></text:p>
          </draw:text-box>
        </draw:frame>
        <draw:line draw:style-name="gr3" draw:text-style-name="P4" draw:layer="layout" svg:x1="25.088cm" svg:y1="9.6cm" svg:x2="25.088cm" svg:y2="8.4cm">
          <text:p/>
        </draw:line>
        <draw:custom-shape draw:style-name="gr6" draw:text-style-name="P8" draw:layer="layout" svg:width="7.5cm" svg:height="1.7cm" svg:x="22.488cm" svg:y="22.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6.543cm" svg:height="1.427cm" svg:x="23.2cm" svg:y="22.773cm">
          <draw:text-box>
            <text:p text:style-name="P1"><text:span text:style-name="T16">PERSISTENT</text:span><text:span text:style-name="T6"> STORAGE</text:span><text:span text:style-name="T6"><text:line-break/></text:span><text:span text:style-name="T6">BACKEND</text:span></text:p>
          </draw:text-box>
        </draw:frame>
        <draw:frame draw:style-name="gr17" draw:text-style-name="P10" draw:layer="layout" svg:width="7.093cm" svg:height="3.486cm" svg:x="22.688cm" svg:y="24.435cm">
          <draw:text-box>
            <text:p><text:span text:style-name="T7">KEY <text:s text:c="18"/>VALUE</text:span><text:span text:style-name="T7"><text:line-break/></text:span><text:span text:style-name="T8"><text:line-break/></text:span><text:span text:style-name="T9">81cfac3a1... <text:s text:c="4"/>594883c6...</text:span><text:span text:style-name="T9"><text:line-break/></text:span><text:span text:style-name="T17">b059ce92... <text:s text:c="5"/>2d73c5b8...</text:span><text:span text:style-name="T17"><text:line-break/></text:span><text:span text:style-name="T17">c53fd636... <text:s text:c="5"/>db4af45bb...</text:span><text:span text:style-name="T9"><text:line-break/></text:span><text:span text:style-name="T9"/></text:p>
          </draw:text-box>
        </draw:frame>
        <draw:custom-shape draw:style-name="gr9" draw:text-style-name="P4" draw:layer="layout" svg:width="7.5cm" svg:height="3.3cm" svg:x="22.488cm" svg:y="24.2cm">
          <text:p/>
          <draw:enhanced-geometry svg:viewBox="0 0 21600 21600" draw:type="rectangle" draw:enhanced-path="M 0 0 L 21600 0 21600 21600 0 21600 0 0 Z N"/>
        </draw:custom-shape>
        <dr3d:scene draw:style-name="gr10" svg:width="2.2cm" svg:height="2.301cm" svg:x="22.388cm" svg:y="16.799cm" dr3d:transform="matrix (-0.817912592149083 -0.0405867735276718 0.573909143870877 -0.202330902186111 0.954082601677997 -0.220881405274192 -0.53859186553878 -0.296781237597592 -0.788568132367467 0.740614687339594cm 16.5135647671721cm -6.31984074442377cm)" dr3d:vrp="(0 0 84020)" dr3d:vpn="(0 0 56020)" dr3d:projection="perspective" dr3d:distance="28cm" dr3d:focal-length="70cm" dr3d:shadow-slant="30" dr3d:shade-mode="gouraud" dr3d:ambient-color="#333333" dr3d:lighting-mode="false">
          <dr3d:light dr3d:diffuse-color="#66cc00" dr3d:direction="(0.229146698607017 0.710362164651008 0.665490334678002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3500 -18401 2801 2801" svg:d="M5373-15859l668-668v-946l-668-668h-946l-668 668v946l668 668zM3500-15600zM6301-18401z"/>
          <dr3d:extrude draw:style-name="gr11" draw:layer="layout" svg:viewBox="3500 -18401 2801 2801" svg:d="M5480-15600l820-820-259-107-668 668zM4320-18400l-820 820 259 107 668-668zM3500-15600zM6301-18401z"/>
          <dr3d:extrude draw:style-name="gr12" draw:layer="layout" svg:viewBox="3500 -18401 2801 2801" svg:d="M5480-15600l820-820.000000000004-259-106.999999999996-667.999999999999 668zM4320-18400l-820 820 259 107 667.999999999999-668zM3500-15600zM6301-18401z"/>
          <dr3d:extrude draw:style-name="gr11" draw:layer="layout" svg:viewBox="3500 -18401 2801 2801" svg:d="M6300-16420v-1160l-259 107v946zM5480-18400h-1160l107 259h946zM3500-15600zM6301-18401z"/>
          <dr3d:extrude draw:style-name="gr12" draw:layer="layout" svg:viewBox="3500 -18401 2801 2801" svg:d="M6300-16420v-1160l-259 107v946zM5480-18400h-1160l106.999999999999 259h946.000000000001zM3500-15600zM6301-18401z"/>
          <dr3d:extrude draw:style-name="gr11" draw:layer="layout" svg:viewBox="3500 -18401 2801 2801" svg:d="M6300-17580l-820-820-107 259 668 668zM3500-15600zM6301-18401z"/>
          <dr3d:extrude draw:style-name="gr12" draw:layer="layout" svg:viewBox="3500 -18401 2801 2801" svg:d="M6300-17580l-820-820-106.999999999999 259 667.999999999999 668zM3500-15600zM6301-18401z"/>
          <dr3d:extrude draw:style-name="gr11" draw:layer="layout" svg:viewBox="3500 -18401 2801 2801" svg:d="M3500-17580v1160l259-107v-946zM4320-15600h1160l-107-259h-946zM3500-15600zM6301-18401z"/>
          <dr3d:extrude draw:style-name="gr12" draw:layer="layout" svg:viewBox="3500 -18401 2801 2801" svg:d="M3500-17580v1160l259-106.999999999996v-946zM4320-15600h1160l-106.999999999999-259h-946.000000000001zM3500-15600zM6301-18401z"/>
          <dr3d:extrude draw:style-name="gr11" draw:layer="layout" svg:viewBox="3500 -18401 2801 2801" svg:d="M3500-16420l820 820 107-259-668-668zM3500-15600zM6301-18401z"/>
          <dr3d:extrude draw:style-name="gr12" draw:layer="layout" svg:viewBox="3500 -18401 2801 2801" svg:d="M3500-16420l820 820.000000000004 106.999999999999-259-667.999999999999-668zM3500-15600zM6301-18401z"/>
        </dr3d:scene>
        <draw:custom-shape draw:style-name="gr13" draw:text-style-name="P4" draw:layer="layout" svg:width="11.1cm" svg:height="3.7cm" svg:x="20.588cm" svg:y="16.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112cm" svg:height="3.227cm" svg:x="24.788cm" svg:y="16.4cm">
          <draw:text-box>
            <text:p><text:span text:style-name="T12">KRYPTO MODULE</text:span><text:span text:style-name="T12"><text:line-break/></text:span><text:span text:style-name="T13"><text:line-break/></text:span><text:span text:style-name="T14">Cipher: AES</text:span><text:span text:style-name="T14"><text:line-break/></text:span><text:span text:style-name="T14">Mode : CTR</text:span><text:span text:style-name="T14"><text:line-break/></text:span><text:span text:style-name="T15">Key : “ALICE”</text:span><text:span text:style-name="T14"><text:line-break/></text:span><text:span text:style-name="T14">CTR : SHA-1(“foo”)</text:span></text:p>
          </draw:text-box>
        </draw:frame>
        <draw:line draw:style-name="gr3" draw:text-style-name="P4" draw:layer="layout" svg:x1="26.088cm" svg:y1="14cm" svg:x2="26.088cm" svg:y2="16.1cm">
          <text:p/>
        </draw:line>
        <draw:connector draw:style-name="gr19" draw:text-style-name="P14" draw:layer="layout" svg:x1="31.135cm" svg:y1="2.7cm" svg:x2="27.688cm" svg:y2="11.8cm" draw:start-shape="id1" draw:start-glue-point="2" draw:end-shape="id2" draw:end-glue-point="8" svg:d="M31135 2700v9100h-3447" svg:viewBox="0 0 3448 9101">
          <text:p/>
        </draw:connector>
        <draw:frame draw:style-name="gr20" draw:text-style-name="P16" xml:id="id3" draw:id="id3" draw:layer="layout" svg:width="4.24cm" svg:height="0.962cm" svg:x="18.082cm" svg:y="3.936cm">
          <draw:text-box>
            <text:p text:style-name="P15"><text:span text:style-name="T18">SHA1(“foo”)</text:span></text:p>
          </draw:text-box>
        </draw:frame>
        <draw:connector draw:style-name="gr19" draw:text-style-name="P14" draw:layer="layout" draw:type="line" svg:x1="20.202cm" svg:y1="4.898cm" svg:x2="14.283cm" svg:y2="7.335cm" draw:start-shape="id3" draw:start-glue-point="2" draw:end-shape="id4" draw:end-glue-point="0" svg:d="M20202 4898l-5919 2437" svg:viewBox="0 0 5920 2438">
          <text:p/>
        </draw:connector>
        <draw:connector draw:style-name="gr19" draw:text-style-name="P14" draw:layer="layout" draw:type="line" svg:x1="20.202cm" svg:y1="4.898cm" svg:x2="26.871cm" svg:y2="7.335cm" draw:start-shape="id3" draw:start-glue-point="2" draw:end-shape="id5" draw:end-glue-point="0" svg:d="M20202 4898l6669 2437" svg:viewBox="0 0 6670 24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.4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19T20:33:09.800626620</meta:creation-date>
    <dc:date>2015-08-25T13:05:56.261410000</dc:date>
    <meta:editing-duration>PT1H12M53S</meta:editing-duration>
    <meta:editing-cycles>6</meta:editing-cycles>
    <meta:generator>LibreOffice/5.0.0.5$MacOSX_X86_64 LibreOffice_project/1b1a90865e348b492231e1c451437d7a15bb262b</meta:generator>
    <meta:document-statistic meta:object-count="54"/>
  </office:meta>
</office:document-meta>
</file>